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35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formula="of:=SUM([.C3:.C10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12-24" calcext:value-type="date">
            <text:p>2025-12-24</text:p>
          </table:table-cell>
          <table:table-cell office:value-type="string" calcext:value-type="string">
            <text:p>https://discord.com/channels/143215582458806273/375292009432481792/145350573405359734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string" calcext:value-type="string">
            <text:p>KS: ASL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Untertauch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Tlaloc Conn 5 → 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IC App: Somata-W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IC App: Big Ol’ Conv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Game 11: Every Street Has Its Secr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Game 11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Gear Discount: MCT Drone Web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date" office:date-value="2025-12-24" calcext:value-type="date">
            <text:p>2025-12-24</text:p>
          </table:table-cell>
          <table:table-cell office:value-type="string" calcext:value-type="string">
            <text:p>https://discord.com/channels/143215582458806273/375292009432481792/1453505734053597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6-01-01" calcext:value-type="date">
            <text:p>2026-01-01</text:p>
          </table:table-cell>
          <table:table-cell office:value-type="string" calcext:value-type="string">
            <text:p>Gear Discount: MCT Drone Web</text:p>
          </table:table-cell>
          <table:table-cell office:value-type="float" office:value="-10" calcext:value-type="float">
            <text:p>-10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00-00-00</text:date>, <text:time style:data-style-name="N2" text:time-value="17:00:45.519383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6T17:02:05.510090613</dc:date>
    <meta:editing-duration>PT3H15M16S</meta:editing-duration>
    <meta:editing-cycles>62</meta:editing-cycles>
    <meta:generator>LibreOffice/25.8.3.2$Linux_X86_64 LibreOffice_project/580$Build-2</meta:generator>
    <meta:document-statistic meta:table-count="4" meta:cell-count="316" meta:object-count="0"/>
  </office:meta>
</office:document-meta>
</file>